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de6db" style:font-size-asian="16pt" style:font-size-complex="16pt"/>
    </style:style>
    <style:style style:name="P2" style:family="paragraph" style:parent-style-name="Text_20_body">
      <style:text-properties officeooo:rsid="000f59fb" officeooo:paragraph-rsid="002de6db"/>
    </style:style>
    <style:style style:name="P3" style:family="paragraph" style:parent-style-name="Text_20_body">
      <style:text-properties officeooo:rsid="00245811" officeooo:paragraph-rsid="002bf14b"/>
    </style:style>
    <style:style style:name="P4" style:family="paragraph" style:parent-style-name="Text_20_body">
      <style:text-properties officeooo:paragraph-rsid="002de6db"/>
    </style:style>
    <style:style style:name="P5" style:family="paragraph" style:parent-style-name="Text_20_body">
      <style:text-properties officeooo:rsid="0025665b" officeooo:paragraph-rsid="002e3915"/>
    </style:style>
    <style:style style:name="P6" style:family="paragraph" style:parent-style-name="Heading_20_1" style:master-page-name="Right_20_Page">
      <style:paragraph-properties style:page-number="auto"/>
      <style:text-properties officeooo:rsid="00238a19" officeooo:paragraph-rsid="002e3915"/>
    </style:style>
    <style:style style:name="P7" style:family="paragraph" style:parent-style-name="Heading_20_3">
      <style:text-properties officeooo:paragraph-rsid="002de6db"/>
    </style:style>
    <style:style style:name="P8" style:family="paragraph" style:parent-style-name="Heading_20_3">
      <style:text-properties officeooo:paragraph-rsid="002e3915"/>
    </style:style>
    <style:style style:name="P9" style:family="paragraph" style:parent-style-name="Heading_20_3">
      <style:paragraph-properties fo:break-before="page"/>
      <style:text-properties officeooo:rsid="00245811" officeooo:paragraph-rsid="002bf14b"/>
    </style:style>
    <style:style style:name="P10" style:family="paragraph" style:parent-style-name="Heading_20_3">
      <style:paragraph-properties fo:break-before="page"/>
      <style:text-properties officeooo:rsid="0008f0b2" officeooo:paragraph-rsid="002de6db"/>
    </style:style>
    <style:style style:name="P11" style:family="paragraph" style:parent-style-name="Heading_20_3">
      <style:paragraph-properties fo:break-before="page"/>
      <style:text-properties officeooo:rsid="0025665b" officeooo:paragraph-rsid="002e3915"/>
    </style:style>
    <style:style style:name="T1" style:family="text">
      <style:text-properties officeooo:rsid="000f14e3"/>
    </style:style>
    <style:style style:name="T2" style:family="text">
      <style:text-properties officeooo:rsid="0025665b"/>
    </style:style>
    <style:style style:name="T3" style:family="text">
      <style:text-properties officeooo:rsid="0026f99a"/>
    </style:style>
    <style:style style:name="T4" style:family="text">
      <style:text-properties officeooo:rsid="0025582f"/>
    </style:style>
    <style:style style:name="T5" style:family="text">
      <style:text-properties officeooo:rsid="000f59fb"/>
    </style:style>
    <style:style style:name="T6" style:family="text">
      <style:text-properties officeooo:rsid="00245811"/>
    </style:style>
    <style:style style:name="T7" style:family="text">
      <style:text-properties officeooo:rsid="0022dc82"/>
    </style:style>
    <style:style style:name="T8" style:family="text">
      <style:text-properties officeooo:rsid="002bf14b"/>
    </style:style>
    <style:style style:name="T9" style:family="text">
      <style:text-properties officeooo:rsid="002e39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2">Five Room Love Story</text:span></text:h>
      <text:h text:style-name="Heading_20_2" text:outline-level="2">(<text:span text:style-name="T2">Cowboy Junkies</text:span>)</text:h>
      <text:p text:style-name="Text_20_body">Time Signature: <text:span text:style-name="T2">3</text:span>/4</text:p>
      <text:p text:style-name="Text_20_body">Chords: <text:span text:style-name="T3">A, D, G</text:span></text:p>
      <text:p text:style-name="Text_20_body">Tempo: <text:span text:style-name="T4">8</text:span>0 - 1<text:span text:style-name="T4">0</text:span>0 BPM</text:p>
      <text:h text:style-name="P11" text:outline-level="3">[INTRO]</text:h>
      <text:p text:style-name="P5">D A G D</text:p>
      <text:h text:style-name="P8" text:outline-level="3">[VERSE 1]</text:h>
      <text:p text:style-name="P5"><text:s text:c="19"/>A</text:p>
      <text:p text:style-name="P5">We met in a church on a Sunday evening </text:p>
      <text:p text:style-name="P5"><text:s text:c="4"/>G <text:s text:c="15"/>D</text:p>
      <text:p text:style-name="P5">not late on Saturday night.</text:p>
      <text:p text:style-name="P5"><text:s text:c="9"/><text:span text:style-name="T9">D</text:span></text:p>
      <text:p text:style-name="P5">She sang Ave Maria </text:p>
      <text:p text:style-name="P5"><text:s text:c="9"/>A <text:s text:c="21"/><text:span text:style-name="T9">G</text:span></text:p>
      <text:p text:style-name="P5">a little flat and out of time </text:p>
      <text:p text:style-name="P5"><text:s text:c="30"/></text:p>
      <text:p text:style-name="P5">but that's what drew me to her </text:p>
      <text:p text:style-name="P5"><text:s text:c="3"/>D</text:p>
      <text:p text:style-name="P5">so that's alright.</text:p>
      <text:p text:style-name="P5"><text:s text:c="16"/>A</text:p>
      <text:p text:style-name="P5">As she placed a nickel in the basket </text:p>
      <text:p text:style-name="P5">D</text:p>
      <text:p text:style-name="P5">that I held before her </text:p>
      <text:p text:style-name="P5"><text:s text:c="2"/>A <text:s text:c="8"/>G <text:s text:c="7"/>D</text:p>
      <text:p text:style-name="P5">I asked her to be my wife.</text:p>
      <text:h text:style-name="P8" text:outline-level="3">[CHORUS]</text:h>
      <text:p text:style-name="P5"><text:s text:c="8"/>G</text:p>
      <text:p text:style-name="P5">There's one cardboard heart </text:p>
      <text:p text:style-name="P5"><text:s text:c="26"/>D</text:p>
      <text:p text:style-name="P5">for every time you said I love you,</text:p>
      <text:p text:style-name="P5"><text:s text:c="10"/>G <text:s text:c="28"/>D</text:p>
      <text:p text:style-name="P5">a painted star for every secret that we shared, </text:p>
      <text:p text:style-name="P5"><text:s text:c="4"/>A <text:s text:c="19"/>G</text:p>
      <text:p text:style-name="P5">the dried lima beans and small plastic birds </text:p>
      <text:p text:style-name="P5"><text:s text:c="12"/>D</text:p>
      <text:p text:style-name="P5">because you cared.</text:p>
      <text:h text:style-name="P8" text:outline-level="3">[VERSE 2]</text:h>
      <text:p text:style-name="P5"><text:s text:c="17"/>A</text:p>
      <text:p text:style-name="P5">I hear them talk and I watch them swap </text:p>
      <text:p text:style-name="P5"><text:s text:c="6"/>G <text:s text:c="12"/>D</text:p>
      <text:p text:style-name="P5">their old black and whites.</text:p>
      <text:p text:style-name="P5"><text:s text:c="23"/>A</text:p>
      <text:p text:style-name="P5">Bitter and beaten they talk of life's cheatin' </text:p>
      <text:p text:style-name="P5"><text:s text:c="5"/>G <text:s text:c="19"/>D</text:p>
      <text:p text:style-name="P5">like old boxers comparing scars.</text:p>
      <text:p text:style-name="P5"><text:soft-page-break/><text:s text:c="6"/>A</text:p>
      <text:p text:style-name="P5">All I remember is a smile at the top of </text:p>
      <text:p text:style-name="P5">D</text:p>
      <text:p text:style-name="P5">every working morning </text:p>
      <text:p text:style-name="P5"><text:s text:c="6"/>A <text:s text:c="26"/>D</text:p>
      <text:p text:style-name="P5">and a shoulder always willing and able </text:p>
      <text:p text:style-name="P5"><text:s text:c="4"/>A <text:s text:c="31"/></text:p>
      <text:p text:style-name="P5">and all those nights that we'd spend </text:p>
      <text:p text:style-name="P5"><text:s text:c="5"/>D</text:p>
      <text:p text:style-name="P5">just sitting</text:p>
      <text:p text:style-name="P5"><text:s text:c="4"/>A <text:s text:c="6"/>G <text:s text:c="17"/>D</text:p>
      <text:p text:style-name="P5">and talking around our kitchen table.</text:p>
      <text:h text:style-name="P8" text:outline-level="3">[CHORUS]</text:h>
      <text:p text:style-name="P5"><text:s text:c="8"/>G</text:p>
      <text:p text:style-name="P5">There's one cardboard heart </text:p>
      <text:p text:style-name="P5"><text:s text:c="26"/>D</text:p>
      <text:p text:style-name="P5">for every time you said I love you,</text:p>
      <text:p text:style-name="P5"><text:s text:c="10"/>G <text:s text:c="28"/>D</text:p>
      <text:p text:style-name="P5">a painted star for every secret that we shared, </text:p>
      <text:p text:style-name="P5"><text:s text:c="4"/>A <text:s text:c="19"/>G</text:p>
      <text:p text:style-name="P5">the dried lima beans and small plastic birds </text:p>
      <text:p text:style-name="P5"><text:s text:c="12"/>D</text:p>
      <text:p text:style-name="P5">because you cared.</text:p>
      <text:h text:style-name="P8" text:outline-level="3">[BRIDGE]</text:h>
      <text:p text:style-name="P5">A G D A G D</text:p>
      <text:h text:style-name="P8" text:outline-level="3">[VERSE 3]</text:h>
      <text:p text:style-name="P5">D</text:p>
      <text:p text:style-name="P5">Five rooms made stronger </text:p>
      <text:p text:style-name="P5"><text:s text:c="7"/>A</text:p>
      <text:p text:style-name="P5">by the breaking and the healing </text:p>
      <text:p text:style-name="P5"><text:s text:c="7"/>G <text:s text:c="29"/>D </text:p>
      <text:p text:style-name="P5">of the two hearts they protected with-in.</text:p>
      <text:p text:style-name="P5"/>
      <text:p text:style-name="P5">And now one heart left aching, </text:p>
      <text:p text:style-name="P5">A</text:p>
      <text:p text:style-name="P5">pasting and painting </text:p>
      <text:p text:style-name="P5"><text:s text:c="6"/>G <text:s text:c="21"/>D</text:p>
      <text:p text:style-name="P5">these walls with memories of all that has been.</text:p>
      <text:p text:style-name="P5"/>
      <text:p text:style-name="P5"/>
      <text:h text:style-name="P8" text:outline-level="3"><text:soft-page-break/>[CHORUS]</text:h>
      <text:p text:style-name="P5"><text:s text:c="8"/>G</text:p>
      <text:p text:style-name="P5">There's one cardboard heart </text:p>
      <text:p text:style-name="P5"><text:s text:c="26"/>D</text:p>
      <text:p text:style-name="P5">for every time you said I love you,</text:p>
      <text:p text:style-name="P5"><text:s text:c="10"/>G <text:s text:c="28"/>D</text:p>
      <text:p text:style-name="P5">a painted star for every secret that we shared, </text:p>
      <text:p text:style-name="P5"><text:s text:c="4"/>A <text:s text:c="19"/>G</text:p>
      <text:p text:style-name="P5">the dried lima beans and small plastic birds </text:p>
      <text:p text:style-name="P5"><text:s text:c="12"/>D</text:p>
      <text:p text:style-name="P5">because you cared.</text:p>
      <text:p text:style-name="P5"><text:s text:c="8"/>G</text:p>
      <text:p text:style-name="P5">There's one cardboard heart </text:p>
      <text:p text:style-name="P5"><text:s text:c="26"/>D</text:p>
      <text:p text:style-name="P5">for every time you said I love you,</text:p>
      <text:p text:style-name="P5"><text:s text:c="10"/>G <text:s text:c="28"/>D</text:p>
      <text:p text:style-name="P5">a painted star for every secret that we shared, </text:p>
      <text:p text:style-name="P5"><text:s text:c="4"/>A <text:s text:c="19"/>G</text:p>
      <text:p text:style-name="P5">the dried lima beans and small plastic birds </text:p>
      <text:p text:style-name="P5"><text:s text:c="12"/>D</text:p>
      <text:p text:style-name="P5"><text:span text:style-name="T2">because you ca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0M26S</meta:editing-duration>
    <meta:editing-cycles>31</meta:editing-cycles>
    <meta:generator>LibreOffice/4.3.3.2$Linux_X86_64 LibreOffice_project/430m0$Build-2</meta:generator>
    <dc:title>Lyrics + Chords</dc:title>
    <dc:date>2017-04-04T21:20:35.071357622</dc:date>
    <meta:print-date>2017-04-03T12:23:29.985893000</meta:print-date>
    <meta:document-statistic meta:table-count="0" meta:image-count="0" meta:object-count="0" meta:page-count="4" meta:paragraph-count="104" meta:word-count="381" meta:character-count="2559" meta:non-whitespace-character-count="142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